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4d4d4d" fo:letter-spacing="normal"/>
    </style:style>
    <style:style style:name="P2" style:family="paragraph" style:parent-style-name="Text_20_body">
      <style:paragraph-properties fo:margin-left="0in" fo:margin-right="0in" fo:margin-top="0in" fo:margin-bottom="0.1665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4d4d4d" fo:letter-spacing="normal" officeooo:rsid="001c3d51" officeooo:paragraph-rsid="001c3d51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-asian="Microsoft YaHei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 and BP</text:p>
      <text:p text:style-name="P2">bp是baseband processor，ap是application processor。逻辑上是相互独立的系统，有各自的cpu和dsp！两者共享电池和audio模块，通过高效的IPC进行通信。简单的理解的话，bp就是你电脑的modem，而ap就是你的电脑！没有modem，你无法与外界通信。</text:p>
      <text:p text:style-name="P2"/>
      <text:p text:style-name="P2">1.BP工作原理</text:p>
      <text:p text:style-name="P2"/>
      <text:p text:style-name="P2">BP主要的作用就是负责发送和接受各种数据。按照gsm或者3g的协议，BP中dsp实现了协议的算法，对数据进行编解码，而BP中的cpu则负责协调控制与基站和AP的通信。通常，协议栈的代码有2MB-8MB，需要2MB的ram来运行协议栈；因为voice通信是实时的，一个gsm frame很短，需要实时的对这些frame进行处理。</text:p>
      <text:p text:style-name="P2"/>
      <text:p text:style-name="P2">BP中的电源管理对手机的待机时间有很大影响，大多数时间，cpu都应该处于idle状态，每隔一段时间才打开查看paging channel上是否有呼叫进入。cdma有专门的paging信道，所以高通最开始宣称cdma系统的手机待机时间长。不过gsm现在也优化过来了，具体的是2s吗？</text:p>
      <text:p text:style-name="P2"/>
      <text:p text:style-name="P2">语音通信时，voice模块直接有data bus和BP相连接，这样可以快速且省电的把voice数据传递给BP，绕过AP这样就可以省电。</text:p>
      <text:p text:style-name="P2"/>
      <text:p text:style-name="P2">SIM模块直接和BP相连接，BP可以从中获得和无线系统通信的数据，这些数据也是在协议中规定使用的。所以，对sim卡的操作是通过BP进行的。</text:p>
      <text:p text:style-name="P2"/>
      <text:p text:style-name="P2">如果为了降低成本，采用单芯片方案，则协议栈和symbian os公用一个cpu和memory！</text:p>
      <text:p text:style-name="P2"/>
      <text:p text:style-name="P2">2.AP工作原理</text:p>
      <text:p text:style-name="P2"/>
      <text:p text:style-name="P2"><text:soft-page-break/>AP是一个SoC( System on Chip的缩写，称为系统级芯片,也有称片上系统,意指它是一个产品,是一个有专用目标的集成电路,其中包含完整系统并有嵌入软件的全部内容。)，不像通用计算机这样，硬件和系统可以分开由厂家来设计！AP的硬件都继承在一块芯片上，各模块逻辑上互相独立，均通过总线连接起来。每个模块都有强势的厂商进行研发，如cpu是arm公司，usb是cypress，nand</text:p>
      <text:p text:style-name="P2">flash有toshiba，samsung等！SoC主要包括cpu，dsp用以进行多媒体的编解码，memory controller，LCD controller，串行通信设备控制器(uart,ir,i/o)，并行通信设备控制器(usb, ipc, nand flash)等。</text:p>
      <text:p text:style-name="P2"/>
      <text:p text:style-name="P2">通过system bus controller，把SoC上器件的可寻址地址映射到cpu的线性地址空间中去，如usb controller的可寻址芯片地址映射到0x60030000----0x6003FFFF，那么cpu可以通过这个地址来对usb的寄存器和data进行读写。</text:p>
      <text:p text:style-name="P1"><text:span text:style-name="T2"/></text:p>
      <text:p text:style-name="P1"><text:span text:style-name="T2">大多数的智能机</text:span><text:span text:style-name="T1">(</text:span><text:span text:style-name="T2">和许多不那么智能的手机机</text:span><text:span text:style-name="T1">)</text:span><text:span text:style-name="T2">一般含有两个处理器。操作系统、用户界面和应用程序都在</text:span><text:span text:style-name="T1">Application Processor(AP)</text:span><text:span text:style-name="T2">上执行，比如</text:span><text:span text:style-name="T1">ARM</text:span><text:span text:style-name="T2">芯片的</text:span><text:span text:style-name="T1">CPU</text:span><text:span text:style-name="T2">。而手机射频通讯和控制软件，则运行在另一个独立的</text:span><text:span text:style-name="T1">CPU</text:span><text:span text:style-name="T2">上，这个</text:span><text:span text:style-name="T1">CPU</text:span><text:span text:style-name="T2">称为</text:span><text:span text:style-name="T1">Baseband Processor(BP)</text:span><text:span text:style-name="T2">。</text:span><text:span text:style-name="T1">AP</text:span><text:span text:style-name="T2">与</text:span><text:span text:style-name="T1">BP</text:span><text:span text:style-name="T2">通过定义好的控制链路通信，比如串行控制线，或者</text:span><text:span text:style-name="T1">AP</text:span><text:span text:style-name="T2">发出的</text:span><text:span text:style-name="T1">GPIO</text:span><text:span text:style-name="T2">。</text:span></text:p>
      <text:p text:style-name="P1"><text:span text:style-name="T2">把射频功能放在</text:span><text:span text:style-name="T1">BP</text:span><text:span text:style-name="T2">上执行的主要原因是：射频控制函数（信号调制、编码、射频位移等）都是高度时间相关的。在主</text:span><text:span text:style-name="T1">CPU</text:span><text:span text:style-name="T2">运行这些函数的唯一可行方法是只有运行实时操作系。</text:span></text:p>
      <text:p text:style-name="P1"><text:span text:style-name="T2">另外一个使用</text:span><text:span text:style-name="T1">BP</text:span><text:span text:style-name="T2">的好处是一旦它被设计和认证为好了的，不管你采用的操作系统和应用软件怎么变化，它都可以正确的执行功能（它的通讯功能）。另外，操作系统和驱动的</text:span><text:span text:style-name="T1">bug</text:span><text:span text:style-name="T2">也不会导致设备发送灾难性的数据到移动网络中。同时，</text:span><text:span text:style-name="T1">FCC</text:span><text:span text:style-name="T2">要求在设备上跑的，与蜂窝网通讯的整个软件栈需要认证。由于</text:span><text:span text:style-name="T1">AP</text:span><text:span text:style-name="T2">和</text:span><text:span text:style-name="T1">BP</text:span><text:span text:style-name="T2">是分开的设备，手机设计者可以更加自由的设计用户界面和应用软件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34:05.867496817</meta:creation-date>
    <dc:date>2019-08-16T15:35:24.647867297</dc:date>
    <meta:editing-duration>PT1M19S</meta:editing-duration>
    <meta:editing-cycles>1</meta:editing-cycles>
    <meta:document-statistic meta:table-count="0" meta:image-count="0" meta:object-count="0" meta:page-count="2" meta:paragraph-count="15" meta:word-count="1145" meta:character-count="1562" meta:non-whitespace-character-count="1541"/>
    <meta:generator>LibreOffice/5.1.6.2$Linux_X86_64 LibreOffice_project/10m0$Build-2</meta:generator>
  </office:meta>
</office:document-meta>
</file>